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0598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">
            <text:p>0</text:p>
          </table:table-cell>
          <table:table-cell table:formula="of:=SIN([.A1])" office:value-type="float" office:value="0">
            <text:p>0</text:p>
          </table:table-cell>
          <table:table-cell table:formula="of:=COS([.A1])" office:value-type="float" office:value="1">
            <text:p>1</text:p>
          </table:table-cell>
          <table:table-cell table:formula="of:=RAND()" office:value-type="float" office:value="0.676483154296875">
            <text:p>0.6764831543</text:p>
          </table:table-cell>
          <table:table-cell table:formula="of:=[.D1]*0.25" office:value-type="float" office:value="0.169120788574219">
            <text:p>0.1691207886</text:p>
          </table:table-cell>
          <table:table-cell table:formula="of:=[.E1]+[.B1]" office:value-type="float" office:value="0.169120788574219">
            <text:p>0.1691207886</text:p>
          </table:table-cell>
          <table:table-cell table:formula="of:=[.E1]+[.C1]" office:value-type="float" office:value="1.16912078857422">
            <text:p>1.1691207886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SIN([.A2])" office:value-type="float" office:value="0.0499791692706783">
            <text:p>0.0499791693</text:p>
          </table:table-cell>
          <table:table-cell table:formula="of:=COS([.A2])" office:value-type="float" office:value="0.998750260394966">
            <text:p>0.9987502604</text:p>
          </table:table-cell>
          <table:table-cell table:formula="of:=RAND()" office:value-type="float" office:value="0.94476318359375">
            <text:p>0.9447631836</text:p>
          </table:table-cell>
          <table:table-cell table:formula="of:=[.D2]*0.25" office:value-type="float" office:value="0.236190795898437">
            <text:p>0.2361907959</text:p>
          </table:table-cell>
          <table:table-cell table:formula="of:=[.E2]+[.B2]" office:value-type="float" office:value="0.286169965169116">
            <text:p>0.2861699652</text:p>
          </table:table-cell>
          <table:table-cell table:formula="of:=[.E2]+[.C2]" office:value-type="float" office:value="1.2349410562934">
            <text:p>1.234941056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SIN([.A3])" office:value-type="float" office:value="0.0998334166468282">
            <text:p>0.0998334166</text:p>
          </table:table-cell>
          <table:table-cell table:formula="of:=COS([.A3])" office:value-type="float" office:value="0.995004165278026">
            <text:p>0.9950041653</text:p>
          </table:table-cell>
          <table:table-cell table:formula="of:=RAND()" office:value-type="float" office:value="0.004974365234375">
            <text:p>0.0049743652</text:p>
          </table:table-cell>
          <table:table-cell table:formula="of:=[.D3]*0.25" office:value-type="float" office:value="0.00124359130859375">
            <text:p>0.0012435913</text:p>
          </table:table-cell>
          <table:table-cell table:formula="of:=[.E3]+[.B3]" office:value-type="float" office:value="0.101077007955422">
            <text:p>0.101077008</text:p>
          </table:table-cell>
          <table:table-cell table:formula="of:=[.E3]+[.C3]" office:value-type="float" office:value="0.996247756586619">
            <text:p>0.9962477566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SIN([.A4])" office:value-type="float" office:value="0.149438132473599">
            <text:p>0.1494381325</text:p>
          </table:table-cell>
          <table:table-cell table:formula="of:=COS([.A4])" office:value-type="float" office:value="0.988771077936042">
            <text:p>0.9887710779</text:p>
          </table:table-cell>
          <table:table-cell table:formula="of:=RAND()" office:value-type="float" office:value="0.9805908203125">
            <text:p>0.9805908203</text:p>
          </table:table-cell>
          <table:table-cell table:formula="of:=[.D4]*0.25" office:value-type="float" office:value="0.245147705078125">
            <text:p>0.2451477051</text:p>
          </table:table-cell>
          <table:table-cell table:formula="of:=[.E4]+[.B4]" office:value-type="float" office:value="0.394585837551724">
            <text:p>0.3945858376</text:p>
          </table:table-cell>
          <table:table-cell table:formula="of:=[.E4]+[.C4]" office:value-type="float" office:value="1.23391878301417">
            <text:p>1.233918783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SIN([.A5])" office:value-type="float" office:value="0.198669330795061">
            <text:p>0.1986693308</text:p>
          </table:table-cell>
          <table:table-cell table:formula="of:=COS([.A5])" office:value-type="float" office:value="0.980066577841242">
            <text:p>0.9800665778</text:p>
          </table:table-cell>
          <table:table-cell table:formula="of:=RAND()" office:value-type="float" office:value="0.830535888671875">
            <text:p>0.8305358887</text:p>
          </table:table-cell>
          <table:table-cell table:formula="of:=[.D5]*0.25" office:value-type="float" office:value="0.207633972167969">
            <text:p>0.2076339722</text:p>
          </table:table-cell>
          <table:table-cell table:formula="of:=[.E5]+[.B5]" office:value-type="float" office:value="0.40630330296303">
            <text:p>0.406303303</text:p>
          </table:table-cell>
          <table:table-cell table:formula="of:=[.E5]+[.C5]" office:value-type="float" office:value="1.18770055000921">
            <text:p>1.18770055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SIN([.A6])" office:value-type="float" office:value="0.247403959254523">
            <text:p>0.2474039593</text:p>
          </table:table-cell>
          <table:table-cell table:formula="of:=COS([.A6])" office:value-type="float" office:value="0.968912421710645">
            <text:p>0.9689124217</text:p>
          </table:table-cell>
          <table:table-cell table:formula="of:=RAND()" office:value-type="float" office:value="0.713653564453125">
            <text:p>0.7136535645</text:p>
          </table:table-cell>
          <table:table-cell table:formula="of:=[.D6]*0.25" office:value-type="float" office:value="0.178413391113281">
            <text:p>0.1784133911</text:p>
          </table:table-cell>
          <table:table-cell table:formula="of:=[.E6]+[.B6]" office:value-type="float" office:value="0.425817350367804">
            <text:p>0.4258173504</text:p>
          </table:table-cell>
          <table:table-cell table:formula="of:=[.E6]+[.C6]" office:value-type="float" office:value="1.14732581282393">
            <text:p>1.1473258128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SIN([.A7])" office:value-type="float" office:value="0.29552020666134">
            <text:p>0.2955202067</text:p>
          </table:table-cell>
          <table:table-cell table:formula="of:=COS([.A7])" office:value-type="float" office:value="0.955336489125606">
            <text:p>0.9553364891</text:p>
          </table:table-cell>
          <table:table-cell table:formula="of:=RAND()" office:value-type="float" office:value="0.9759521484375">
            <text:p>0.9759521484</text:p>
          </table:table-cell>
          <table:table-cell table:formula="of:=[.D7]*0.25" office:value-type="float" office:value="0.243988037109375">
            <text:p>0.2439880371</text:p>
          </table:table-cell>
          <table:table-cell table:formula="of:=[.E7]+[.B7]" office:value-type="float" office:value="0.539508243770715">
            <text:p>0.5395082438</text:p>
          </table:table-cell>
          <table:table-cell table:formula="of:=[.E7]+[.C7]" office:value-type="float" office:value="1.19932452623498">
            <text:p>1.1993245262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SIN([.A8])" office:value-type="float" office:value="0.342897807455451">
            <text:p>0.3428978075</text:p>
          </table:table-cell>
          <table:table-cell table:formula="of:=COS([.A8])" office:value-type="float" office:value="0.939372712847379">
            <text:p>0.9393727128</text:p>
          </table:table-cell>
          <table:table-cell table:formula="of:=RAND()" office:value-type="float" office:value="0.32269287109375">
            <text:p>0.3226928711</text:p>
          </table:table-cell>
          <table:table-cell table:formula="of:=[.D8]*0.25" office:value-type="float" office:value="0.0806732177734375">
            <text:p>0.0806732178</text:p>
          </table:table-cell>
          <table:table-cell table:formula="of:=[.E8]+[.B8]" office:value-type="float" office:value="0.423571025228889">
            <text:p>0.4235710252</text:p>
          </table:table-cell>
          <table:table-cell table:formula="of:=[.E8]+[.C8]" office:value-type="float" office:value="1.02004593062082">
            <text:p>1.0200459306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SIN([.A9])" office:value-type="float" office:value="0.38941834230865">
            <text:p>0.3894183423</text:p>
          </table:table-cell>
          <table:table-cell table:formula="of:=COS([.A9])" office:value-type="float" office:value="0.921060994002885">
            <text:p>0.921060994</text:p>
          </table:table-cell>
          <table:table-cell table:formula="of:=RAND()" office:value-type="float" office:value="0.775665283203125">
            <text:p>0.7756652832</text:p>
          </table:table-cell>
          <table:table-cell table:formula="of:=[.D9]*0.25" office:value-type="float" office:value="0.193916320800781">
            <text:p>0.1939163208</text:p>
          </table:table-cell>
          <table:table-cell table:formula="of:=[.E9]+[.B9]" office:value-type="float" office:value="0.583334663109432">
            <text:p>0.5833346631</text:p>
          </table:table-cell>
          <table:table-cell table:formula="of:=[.E9]+[.C9]" office:value-type="float" office:value="1.11497731480367">
            <text:p>1.1149773148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SIN([.A10])" office:value-type="float" office:value="0.43496553411123">
            <text:p>0.4349655341</text:p>
          </table:table-cell>
          <table:table-cell table:formula="of:=COS([.A10])" office:value-type="float" office:value="0.900447102352677">
            <text:p>0.9004471024</text:p>
          </table:table-cell>
          <table:table-cell table:formula="of:=RAND()" office:value-type="float" office:value="0.75494384765625">
            <text:p>0.7549438477</text:p>
          </table:table-cell>
          <table:table-cell table:formula="of:=[.D10]*0.25" office:value-type="float" office:value="0.188735961914063">
            <text:p>0.1887359619</text:p>
          </table:table-cell>
          <table:table-cell table:formula="of:=[.E10]+[.B10]" office:value-type="float" office:value="0.623701496025293">
            <text:p>0.623701496</text:p>
          </table:table-cell>
          <table:table-cell table:formula="of:=[.E10]+[.C10]" office:value-type="float" office:value="1.08918306426674">
            <text:p>1.0891830643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SIN([.A11])" office:value-type="float" office:value="0.479425538604203">
            <text:p>0.4794255386</text:p>
          </table:table-cell>
          <table:table-cell table:formula="of:=COS([.A11])" office:value-type="float" office:value="0.877582561890373">
            <text:p>0.8775825619</text:p>
          </table:table-cell>
          <table:table-cell table:formula="of:=RAND()" office:value-type="float" office:value="0.848968505859375">
            <text:p>0.8489685059</text:p>
          </table:table-cell>
          <table:table-cell table:formula="of:=[.D11]*0.25" office:value-type="float" office:value="0.212242126464844">
            <text:p>0.2122421265</text:p>
          </table:table-cell>
          <table:table-cell table:formula="of:=[.E11]+[.B11]" office:value-type="float" office:value="0.691667665069047">
            <text:p>0.6916676651</text:p>
          </table:table-cell>
          <table:table-cell table:formula="of:=[.E11]+[.C11]" office:value-type="float" office:value="1.08982468835522">
            <text:p>1.0898246884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SIN([.A12])" office:value-type="float" office:value="0.522687228930659">
            <text:p>0.5226872289</text:p>
          </table:table-cell>
          <table:table-cell table:formula="of:=COS([.A12])" office:value-type="float" office:value="0.852524522059506">
            <text:p>0.8525245221</text:p>
          </table:table-cell>
          <table:table-cell table:formula="of:=RAND()" office:value-type="float" office:value="0.832000732421875">
            <text:p>0.8320007324</text:p>
          </table:table-cell>
          <table:table-cell table:formula="of:=[.D12]*0.25" office:value-type="float" office:value="0.208000183105469">
            <text:p>0.2080001831</text:p>
          </table:table-cell>
          <table:table-cell table:formula="of:=[.E12]+[.B12]" office:value-type="float" office:value="0.730687412036128">
            <text:p>0.730687412</text:p>
          </table:table-cell>
          <table:table-cell table:formula="of:=[.E12]+[.C12]" office:value-type="float" office:value="1.06052470516497">
            <text:p>1.0605247052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SIN([.A13])" office:value-type="float" office:value="0.564642473395035">
            <text:p>0.5646424734</text:p>
          </table:table-cell>
          <table:table-cell table:formula="of:=COS([.A13])" office:value-type="float" office:value="0.825335614909678">
            <text:p>0.8253356149</text:p>
          </table:table-cell>
          <table:table-cell table:formula="of:=RAND()" office:value-type="float" office:value="0.505157470703125">
            <text:p>0.5051574707</text:p>
          </table:table-cell>
          <table:table-cell table:formula="of:=[.D13]*0.25" office:value-type="float" office:value="0.126289367675781">
            <text:p>0.1262893677</text:p>
          </table:table-cell>
          <table:table-cell table:formula="of:=[.E13]+[.B13]" office:value-type="float" office:value="0.690931841070817">
            <text:p>0.6909318411</text:p>
          </table:table-cell>
          <table:table-cell table:formula="of:=[.E13]+[.C13]" office:value-type="float" office:value="0.951624982585459">
            <text:p>0.9516249826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SIN([.A14])" office:value-type="float" office:value="0.60518640573604">
            <text:p>0.6051864057</text:p>
          </table:table-cell>
          <table:table-cell table:formula="of:=COS([.A14])" office:value-type="float" office:value="0.796083798549056">
            <text:p>0.7960837985</text:p>
          </table:table-cell>
          <table:table-cell table:formula="of:=RAND()" office:value-type="float" office:value="0.86663818359375">
            <text:p>0.8666381836</text:p>
          </table:table-cell>
          <table:table-cell table:formula="of:=[.D14]*0.25" office:value-type="float" office:value="0.216659545898437">
            <text:p>0.2166595459</text:p>
          </table:table-cell>
          <table:table-cell table:formula="of:=[.E14]+[.B14]" office:value-type="float" office:value="0.821845951634477">
            <text:p>0.8218459516</text:p>
          </table:table-cell>
          <table:table-cell table:formula="of:=[.E14]+[.C14]" office:value-type="float" office:value="1.01274334444749">
            <text:p>1.0127433444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SIN([.A15])" office:value-type="float" office:value="0.644217687237691">
            <text:p>0.6442176872</text:p>
          </table:table-cell>
          <table:table-cell table:formula="of:=COS([.A15])" office:value-type="float" office:value="0.764842187284488">
            <text:p>0.7648421873</text:p>
          </table:table-cell>
          <table:table-cell table:formula="of:=RAND()" office:value-type="float" office:value="0.396575927734375">
            <text:p>0.3965759277</text:p>
          </table:table-cell>
          <table:table-cell table:formula="of:=[.D15]*0.25" office:value-type="float" office:value="0.0991439819335938">
            <text:p>0.0991439819</text:p>
          </table:table-cell>
          <table:table-cell table:formula="of:=[.E15]+[.B15]" office:value-type="float" office:value="0.743361669171285">
            <text:p>0.7433616692</text:p>
          </table:table-cell>
          <table:table-cell table:formula="of:=[.E15]+[.C15]" office:value-type="float" office:value="0.863986169218082">
            <text:p>0.8639861692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SIN([.A16])" office:value-type="float" office:value="0.681638760023334">
            <text:p>0.68163876</text:p>
          </table:table-cell>
          <table:table-cell table:formula="of:=COS([.A16])" office:value-type="float" office:value="0.731688868873821">
            <text:p>0.7316888689</text:p>
          </table:table-cell>
          <table:table-cell table:formula="of:=RAND()" office:value-type="float" office:value="0.191497802734375">
            <text:p>0.1914978027</text:p>
          </table:table-cell>
          <table:table-cell table:formula="of:=[.D16]*0.25" office:value-type="float" office:value="0.0478744506835938">
            <text:p>0.0478744507</text:p>
          </table:table-cell>
          <table:table-cell table:formula="of:=[.E16]+[.B16]" office:value-type="float" office:value="0.729513210706928">
            <text:p>0.7295132107</text:p>
          </table:table-cell>
          <table:table-cell table:formula="of:=[.E16]+[.C16]" office:value-type="float" office:value="0.779563319557415">
            <text:p>0.7795633196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SIN([.A17])" office:value-type="float" office:value="0.717356090899523">
            <text:p>0.7173560909</text:p>
          </table:table-cell>
          <table:table-cell table:formula="of:=COS([.A17])" office:value-type="float" office:value="0.696706709347165">
            <text:p>0.6967067093</text:p>
          </table:table-cell>
          <table:table-cell table:formula="of:=RAND()" office:value-type="float" office:value="0.46844482421875">
            <text:p>0.4684448242</text:p>
          </table:table-cell>
          <table:table-cell table:formula="of:=[.D17]*0.25" office:value-type="float" office:value="0.117111206054688">
            <text:p>0.1171112061</text:p>
          </table:table-cell>
          <table:table-cell table:formula="of:=[.E17]+[.B17]" office:value-type="float" office:value="0.83446729695421">
            <text:p>0.834467297</text:p>
          </table:table-cell>
          <table:table-cell table:formula="of:=[.E17]+[.C17]" office:value-type="float" office:value="0.813817915401853">
            <text:p>0.8138179154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SIN([.A18])" office:value-type="float" office:value="0.751280405140293">
            <text:p>0.7512804051</text:p>
          </table:table-cell>
          <table:table-cell table:formula="of:=COS([.A18])" office:value-type="float" office:value="0.659983145884982">
            <text:p>0.6599831459</text:p>
          </table:table-cell>
          <table:table-cell table:formula="of:=RAND()" office:value-type="float" office:value="0.704833984375">
            <text:p>0.7048339844</text:p>
          </table:table-cell>
          <table:table-cell table:formula="of:=[.D18]*0.25" office:value-type="float" office:value="0.17620849609375">
            <text:p>0.1762084961</text:p>
          </table:table-cell>
          <table:table-cell table:formula="of:=[.E18]+[.B18]" office:value-type="float" office:value="0.927488901234043">
            <text:p>0.9274889012</text:p>
          </table:table-cell>
          <table:table-cell table:formula="of:=[.E18]+[.C18]" office:value-type="float" office:value="0.836191641978732">
            <text:p>0.83619164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SIN([.A19])" office:value-type="float" office:value="0.783326909627484">
            <text:p>0.7833269096</text:p>
          </table:table-cell>
          <table:table-cell table:formula="of:=COS([.A19])" office:value-type="float" office:value="0.621609968270664">
            <text:p>0.6216099683</text:p>
          </table:table-cell>
          <table:table-cell table:formula="of:=RAND()" office:value-type="float" office:value="0.13726806640625">
            <text:p>0.1372680664</text:p>
          </table:table-cell>
          <table:table-cell table:formula="of:=[.D19]*0.25" office:value-type="float" office:value="0.0343170166015625">
            <text:p>0.0343170166</text:p>
          </table:table-cell>
          <table:table-cell table:formula="of:=[.E19]+[.B19]" office:value-type="float" office:value="0.817643926229046">
            <text:p>0.8176439262</text:p>
          </table:table-cell>
          <table:table-cell table:formula="of:=[.E19]+[.C19]" office:value-type="float" office:value="0.655926984872227">
            <text:p>0.6559269849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SIN([.A20])" office:value-type="float" office:value="0.813415504789374">
            <text:p>0.8134155048</text:p>
          </table:table-cell>
          <table:table-cell table:formula="of:=COS([.A20])" office:value-type="float" office:value="0.581683089463883">
            <text:p>0.5816830895</text:p>
          </table:table-cell>
          <table:table-cell table:formula="of:=RAND()" office:value-type="float" office:value="0.88531494140625">
            <text:p>0.8853149414</text:p>
          </table:table-cell>
          <table:table-cell table:formula="of:=[.D20]*0.25" office:value-type="float" office:value="0.221328735351562">
            <text:p>0.2213287354</text:p>
          </table:table-cell>
          <table:table-cell table:formula="of:=[.E20]+[.B20]" office:value-type="float" office:value="1.03474424014094">
            <text:p>1.0347442401</text:p>
          </table:table-cell>
          <table:table-cell table:formula="of:=[.E20]+[.C20]" office:value-type="float" office:value="0.803011824815446">
            <text:p>0.803011824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SIN([.A21])" office:value-type="float" office:value="0.841470984807896">
            <text:p>0.8414709848</text:p>
          </table:table-cell>
          <table:table-cell table:formula="of:=COS([.A21])" office:value-type="float" office:value="0.54030230586814">
            <text:p>0.5403023059</text:p>
          </table:table-cell>
          <table:table-cell table:formula="of:=RAND()" office:value-type="float" office:value="0.59466552734375">
            <text:p>0.5946655273</text:p>
          </table:table-cell>
          <table:table-cell table:formula="of:=[.D21]*0.25" office:value-type="float" office:value="0.148666381835938">
            <text:p>0.1486663818</text:p>
          </table:table-cell>
          <table:table-cell table:formula="of:=[.E21]+[.B21]" office:value-type="float" office:value="0.990137366643834">
            <text:p>0.9901373666</text:p>
          </table:table-cell>
          <table:table-cell table:formula="of:=[.E21]+[.C21]" office:value-type="float" office:value="0.688968687704077">
            <text:p>0.6889686877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table:formula="of:=SIN([.A22])" office:value-type="float" office:value="0.867423225594017">
            <text:p>0.8674232256</text:p>
          </table:table-cell>
          <table:table-cell table:formula="of:=COS([.A22])" office:value-type="float" office:value="0.497571047891727">
            <text:p>0.4975710479</text:p>
          </table:table-cell>
          <table:table-cell table:formula="of:=RAND()" office:value-type="float" office:value="0.83807373046875">
            <text:p>0.8380737305</text:p>
          </table:table-cell>
          <table:table-cell table:formula="of:=[.D22]*0.25" office:value-type="float" office:value="0.209518432617187">
            <text:p>0.2095184326</text:p>
          </table:table-cell>
          <table:table-cell table:formula="of:=[.E22]+[.B22]" office:value-type="float" office:value="1.0769416582112">
            <text:p>1.0769416582</text:p>
          </table:table-cell>
          <table:table-cell table:formula="of:=[.E22]+[.C22]" office:value-type="float" office:value="0.707089480508915">
            <text:p>0.7070894805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table:formula="of:=SIN([.A23])" office:value-type="float" office:value="0.891207360061435">
            <text:p>0.8912073601</text:p>
          </table:table-cell>
          <table:table-cell table:formula="of:=COS([.A23])" office:value-type="float" office:value="0.453596121425577">
            <text:p>0.4535961214</text:p>
          </table:table-cell>
          <table:table-cell table:formula="of:=RAND()" office:value-type="float" office:value="0.79754638671875">
            <text:p>0.7975463867</text:p>
          </table:table-cell>
          <table:table-cell table:formula="of:=[.D23]*0.25" office:value-type="float" office:value="0.199386596679688">
            <text:p>0.1993865967</text:p>
          </table:table-cell>
          <table:table-cell table:formula="of:=[.E23]+[.B23]" office:value-type="float" office:value="1.09059395674112">
            <text:p>1.0905939567</text:p>
          </table:table-cell>
          <table:table-cell table:formula="of:=[.E23]+[.C23]" office:value-type="float" office:value="0.652982718105265">
            <text:p>0.6529827181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table:formula="of:=SIN([.A24])" office:value-type="float" office:value="0.912763940260521">
            <text:p>0.9127639403</text:p>
          </table:table-cell>
          <table:table-cell table:formula="of:=COS([.A24])" office:value-type="float" office:value="0.408487440884157">
            <text:p>0.4084874409</text:p>
          </table:table-cell>
          <table:table-cell table:formula="of:=RAND()" office:value-type="float" office:value="0.9373779296875">
            <text:p>0.9373779297</text:p>
          </table:table-cell>
          <table:table-cell table:formula="of:=[.D24]*0.25" office:value-type="float" office:value="0.234344482421875">
            <text:p>0.2343444824</text:p>
          </table:table-cell>
          <table:table-cell table:formula="of:=[.E24]+[.B24]" office:value-type="float" office:value="1.1471084226824">
            <text:p>1.1471084227</text:p>
          </table:table-cell>
          <table:table-cell table:formula="of:=[.E24]+[.C24]" office:value-type="float" office:value="0.642831923306032">
            <text:p>0.6428319233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table:formula="of:=SIN([.A25])" office:value-type="float" office:value="0.932039085967226">
            <text:p>0.932039086</text:p>
          </table:table-cell>
          <table:table-cell table:formula="of:=COS([.A25])" office:value-type="float" office:value="0.362357754476674">
            <text:p>0.3623577545</text:p>
          </table:table-cell>
          <table:table-cell table:formula="of:=RAND()" office:value-type="float" office:value="0.70098876953125">
            <text:p>0.7009887695</text:p>
          </table:table-cell>
          <table:table-cell table:formula="of:=[.D25]*0.25" office:value-type="float" office:value="0.175247192382813">
            <text:p>0.1752471924</text:p>
          </table:table-cell>
          <table:table-cell table:formula="of:=[.E25]+[.B25]" office:value-type="float" office:value="1.10728627835004">
            <text:p>1.1072862784</text:p>
          </table:table-cell>
          <table:table-cell table:formula="of:=[.E25]+[.C25]" office:value-type="float" office:value="0.537604946859486">
            <text:p>0.5376049469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SIN([.A26])" office:value-type="float" office:value="0.948984619355586">
            <text:p>0.9489846194</text:p>
          </table:table-cell>
          <table:table-cell table:formula="of:=COS([.A26])" office:value-type="float" office:value="0.315322362395269">
            <text:p>0.3153223624</text:p>
          </table:table-cell>
          <table:table-cell table:formula="of:=RAND()" office:value-type="float" office:value="0.6473388671875">
            <text:p>0.6473388672</text:p>
          </table:table-cell>
          <table:table-cell table:formula="of:=[.D26]*0.25" office:value-type="float" office:value="0.161834716796875">
            <text:p>0.1618347168</text:p>
          </table:table-cell>
          <table:table-cell table:formula="of:=[.E26]+[.B26]" office:value-type="float" office:value="1.11081933615246">
            <text:p>1.1108193362</text:p>
          </table:table-cell>
          <table:table-cell table:formula="of:=[.E26]+[.C26]" office:value-type="float" office:value="0.477157079192144">
            <text:p>0.4771570792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table:formula="of:=SIN([.A27])" office:value-type="float" office:value="0.963558185417193">
            <text:p>0.9635581854</text:p>
          </table:table-cell>
          <table:table-cell table:formula="of:=COS([.A27])" office:value-type="float" office:value="0.267498828624588">
            <text:p>0.2674988286</text:p>
          </table:table-cell>
          <table:table-cell table:formula="of:=RAND()" office:value-type="float" office:value="0.2369384765625">
            <text:p>0.2369384766</text:p>
          </table:table-cell>
          <table:table-cell table:formula="of:=[.D27]*0.25" office:value-type="float" office:value="0.059234619140625">
            <text:p>0.0592346191</text:p>
          </table:table-cell>
          <table:table-cell table:formula="of:=[.E27]+[.B27]" office:value-type="float" office:value="1.02279280455782">
            <text:p>1.0227928046</text:p>
          </table:table-cell>
          <table:table-cell table:formula="of:=[.E27]+[.C27]" office:value-type="float" office:value="0.326733447765213">
            <text:p>0.3267334478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table:formula="of:=SIN([.A28])" office:value-type="float" office:value="0.975723357826659">
            <text:p>0.9757233578</text:p>
          </table:table-cell>
          <table:table-cell table:formula="of:=COS([.A28])" office:value-type="float" office:value="0.219006687093042">
            <text:p>0.2190066871</text:p>
          </table:table-cell>
          <table:table-cell table:formula="of:=RAND()" office:value-type="float" office:value="0.261871337890625">
            <text:p>0.2618713379</text:p>
          </table:table-cell>
          <table:table-cell table:formula="of:=[.D28]*0.25" office:value-type="float" office:value="0.0654678344726563">
            <text:p>0.0654678345</text:p>
          </table:table-cell>
          <table:table-cell table:formula="of:=[.E28]+[.B28]" office:value-type="float" office:value="1.04119119229932">
            <text:p>1.0411911923</text:p>
          </table:table-cell>
          <table:table-cell table:formula="of:=[.E28]+[.C28]" office:value-type="float" office:value="0.284474521565698">
            <text:p>0.2844745216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table:formula="of:=SIN([.A29])" office:value-type="float" office:value="0.98544972998846">
            <text:p>0.98544973</text:p>
          </table:table-cell>
          <table:table-cell table:formula="of:=COS([.A29])" office:value-type="float" office:value="0.169967142900241">
            <text:p>0.1699671429</text:p>
          </table:table-cell>
          <table:table-cell table:formula="of:=RAND()" office:value-type="float" office:value="0.0670166015625">
            <text:p>0.0670166016</text:p>
          </table:table-cell>
          <table:table-cell table:formula="of:=[.D29]*0.25" office:value-type="float" office:value="0.016754150390625">
            <text:p>0.0167541504</text:p>
          </table:table-cell>
          <table:table-cell table:formula="of:=[.E29]+[.B29]" office:value-type="float" office:value="1.00220388037909">
            <text:p>1.0022038804</text:p>
          </table:table-cell>
          <table:table-cell table:formula="of:=[.E29]+[.C29]" office:value-type="float" office:value="0.186721293290866">
            <text:p>0.1867212933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table:formula="of:=SIN([.A30])" office:value-type="float" office:value="0.992712991037588">
            <text:p>0.992712991</text:p>
          </table:table-cell>
          <table:table-cell table:formula="of:=COS([.A30])" office:value-type="float" office:value="0.120502769367367">
            <text:p>0.1205027694</text:p>
          </table:table-cell>
          <table:table-cell table:formula="of:=RAND()" office:value-type="float" office:value="0.727996826171875">
            <text:p>0.7279968262</text:p>
          </table:table-cell>
          <table:table-cell table:formula="of:=[.D30]*0.25" office:value-type="float" office:value="0.181999206542969">
            <text:p>0.1819992065</text:p>
          </table:table-cell>
          <table:table-cell table:formula="of:=[.E30]+[.B30]" office:value-type="float" office:value="1.17471219758056">
            <text:p>1.1747121976</text:p>
          </table:table-cell>
          <table:table-cell table:formula="of:=[.E30]+[.C30]" office:value-type="float" office:value="0.302501975910336">
            <text:p>0.30250197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formula="of:=SIN([.A31])" office:value-type="float" office:value="0.997494986604054">
            <text:p>0.9974949866</text:p>
          </table:table-cell>
          <table:table-cell table:formula="of:=COS([.A31])" office:value-type="float" office:value="0.0707372016677036">
            <text:p>0.0707372017</text:p>
          </table:table-cell>
          <table:table-cell table:formula="of:=RAND()" office:value-type="float" office:value="0.86700439453125">
            <text:p>0.8670043945</text:p>
          </table:table-cell>
          <table:table-cell table:formula="of:=[.D31]*0.25" office:value-type="float" office:value="0.216751098632812">
            <text:p>0.2167510986</text:p>
          </table:table-cell>
          <table:table-cell table:formula="of:=[.E31]+[.B31]" office:value-type="float" office:value="1.21424608523687">
            <text:p>1.2142460852</text:p>
          </table:table-cell>
          <table:table-cell table:formula="of:=[.E31]+[.C31]" office:value-type="float" office:value="0.287488300300516">
            <text:p>0.2874883003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table:formula="of:=SIN([.A32])" office:value-type="float" office:value="0.999783764189357">
            <text:p>0.9997837642</text:p>
          </table:table-cell>
          <table:table-cell table:formula="of:=COS([.A32])" office:value-type="float" office:value="0.0207948278030931">
            <text:p>0.0207948278</text:p>
          </table:table-cell>
          <table:table-cell table:formula="of:=RAND()" office:value-type="float" office:value="0.5308837890625">
            <text:p>0.5308837891</text:p>
          </table:table-cell>
          <table:table-cell table:formula="of:=[.D32]*0.25" office:value-type="float" office:value="0.132720947265625">
            <text:p>0.1327209473</text:p>
          </table:table-cell>
          <table:table-cell table:formula="of:=[.E32]+[.B32]" office:value-type="float" office:value="1.13250471145498">
            <text:p>1.1325047115</text:p>
          </table:table-cell>
          <table:table-cell table:formula="of:=[.E32]+[.C32]" office:value-type="float" office:value="0.153515775068718">
            <text:p>0.1535157751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table:formula="of:=SIN([.A33])" office:value-type="float" office:value="0.999573603041505">
            <text:p>0.999573603</text:p>
          </table:table-cell>
          <table:table-cell table:formula="of:=COS([.A33])" office:value-type="float" office:value="-0.0291995223012879">
            <text:p>-0.0291995223</text:p>
          </table:table-cell>
          <table:table-cell table:formula="of:=RAND()" office:value-type="float" office:value="0.45623779296875">
            <text:p>0.456237793</text:p>
          </table:table-cell>
          <table:table-cell table:formula="of:=[.D33]*0.25" office:value-type="float" office:value="0.114059448242188">
            <text:p>0.1140594482</text:p>
          </table:table-cell>
          <table:table-cell table:formula="of:=[.E33]+[.B33]" office:value-type="float" office:value="1.11363305128369">
            <text:p>1.1136330513</text:p>
          </table:table-cell>
          <table:table-cell table:formula="of:=[.E33]+[.C33]" office:value-type="float" office:value="0.0848599259408996">
            <text:p>0.0848599259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table:formula="of:=SIN([.A34])" office:value-type="float" office:value="0.996865028453919">
            <text:p>0.9968650285</text:p>
          </table:table-cell>
          <table:table-cell table:formula="of:=COS([.A34])" office:value-type="float" office:value="-0.079120888806733">
            <text:p>-0.0791208888</text:p>
          </table:table-cell>
          <table:table-cell table:formula="of:=RAND()" office:value-type="float" office:value="0.466400146484375">
            <text:p>0.4664001465</text:p>
          </table:table-cell>
          <table:table-cell table:formula="of:=[.D34]*0.25" office:value-type="float" office:value="0.116600036621094">
            <text:p>0.1166000366</text:p>
          </table:table-cell>
          <table:table-cell table:formula="of:=[.E34]+[.B34]" office:value-type="float" office:value="1.11346506507501">
            <text:p>1.1134650651</text:p>
          </table:table-cell>
          <table:table-cell table:formula="of:=[.E34]+[.C34]" office:value-type="float" office:value="0.0374791478143608">
            <text:p>0.0374791478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table:formula="of:=SIN([.A35])" office:value-type="float" office:value="0.991664810452469">
            <text:p>0.9916648105</text:p>
          </table:table-cell>
          <table:table-cell table:formula="of:=COS([.A35])" office:value-type="float" office:value="-0.128844494295524">
            <text:p>-0.1288444943</text:p>
          </table:table-cell>
          <table:table-cell table:formula="of:=RAND()" office:value-type="float" office:value="0.835296630859375">
            <text:p>0.8352966309</text:p>
          </table:table-cell>
          <table:table-cell table:formula="of:=[.D35]*0.25" office:value-type="float" office:value="0.208824157714844">
            <text:p>0.2088241577</text:p>
          </table:table-cell>
          <table:table-cell table:formula="of:=[.E35]+[.B35]" office:value-type="float" office:value="1.20048896816731">
            <text:p>1.2004889682</text:p>
          </table:table-cell>
          <table:table-cell table:formula="of:=[.E35]+[.C35]" office:value-type="float" office:value="0.07997966341932">
            <text:p>0.0799796634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table:formula="of:=SIN([.A36])" office:value-type="float" office:value="0.983985946873937">
            <text:p>0.9839859469</text:p>
          </table:table-cell>
          <table:table-cell table:formula="of:=COS([.A36])" office:value-type="float" office:value="-0.178246055649491">
            <text:p>-0.1782460556</text:p>
          </table:table-cell>
          <table:table-cell table:formula="of:=RAND()" office:value-type="float" office:value="0.725982666015625">
            <text:p>0.725982666</text:p>
          </table:table-cell>
          <table:table-cell table:formula="of:=[.D36]*0.25" office:value-type="float" office:value="0.181495666503906">
            <text:p>0.1814956665</text:p>
          </table:table-cell>
          <table:table-cell table:formula="of:=[.E36]+[.B36]" office:value-type="float" office:value="1.16548161337784">
            <text:p>1.1654816134</text:p>
          </table:table-cell>
          <table:table-cell table:formula="of:=[.E36]+[.C36]" office:value-type="float" office:value="0.00324961085441502">
            <text:p>0.0032496109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table:formula="of:=SIN([.A37])" office:value-type="float" office:value="0.973847630878196">
            <text:p>0.9738476309</text:p>
          </table:table-cell>
          <table:table-cell table:formula="of:=COS([.A37])" office:value-type="float" office:value="-0.227202094693086">
            <text:p>-0.2272020947</text:p>
          </table:table-cell>
          <table:table-cell table:formula="of:=RAND()" office:value-type="float" office:value="0.61981201171875">
            <text:p>0.6198120117</text:p>
          </table:table-cell>
          <table:table-cell table:formula="of:=[.D37]*0.25" office:value-type="float" office:value="0.154953002929688">
            <text:p>0.1549530029</text:p>
          </table:table-cell>
          <table:table-cell table:formula="of:=[.E37]+[.B37]" office:value-type="float" office:value="1.12880063380788">
            <text:p>1.1288006338</text:p>
          </table:table-cell>
          <table:table-cell table:formula="of:=[.E37]+[.C37]" office:value-type="float" office:value="-0.0722490917633985">
            <text:p>-0.0722490918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table:formula="of:=SIN([.A38])" office:value-type="float" office:value="0.9612752029753">
            <text:p>0.961275203</text:p>
          </table:table-cell>
          <table:table-cell table:formula="of:=COS([.A38])" office:value-type="float" office:value="-0.275590246824512">
            <text:p>-0.2755902468</text:p>
          </table:table-cell>
          <table:table-cell table:formula="of:=RAND()" office:value-type="float" office:value="0.06640625">
            <text:p>0.06640625</text:p>
          </table:table-cell>
          <table:table-cell table:formula="of:=[.D38]*0.25" office:value-type="float" office:value="0.0166015625">
            <text:p>0.0166015625</text:p>
          </table:table-cell>
          <table:table-cell table:formula="of:=[.E38]+[.B38]" office:value-type="float" office:value="0.9778767654753">
            <text:p>0.9778767655</text:p>
          </table:table-cell>
          <table:table-cell table:formula="of:=[.E38]+[.C38]" office:value-type="float" office:value="-0.258988684324512">
            <text:p>-0.2589886843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table:formula="of:=SIN([.A39])" office:value-type="float" office:value="0.946300087687415">
            <text:p>0.9463000877</text:p>
          </table:table-cell>
          <table:table-cell table:formula="of:=COS([.A39])" office:value-type="float" office:value="-0.323289566863502">
            <text:p>-0.3232895669</text:p>
          </table:table-cell>
          <table:table-cell table:formula="of:=RAND()" office:value-type="float" office:value="0.3653564453125">
            <text:p>0.3653564453</text:p>
          </table:table-cell>
          <table:table-cell table:formula="of:=[.D39]*0.25" office:value-type="float" office:value="0.091339111328125">
            <text:p>0.0913391113</text:p>
          </table:table-cell>
          <table:table-cell table:formula="of:=[.E39]+[.B39]" office:value-type="float" office:value="1.03763919901554">
            <text:p>1.037639199</text:p>
          </table:table-cell>
          <table:table-cell table:formula="of:=[.E39]+[.C39]" office:value-type="float" office:value="-0.231950455535377">
            <text:p>-0.2319504555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table:formula="of:=SIN([.A40])" office:value-type="float" office:value="0.92895971500387">
            <text:p>0.928959715</text:p>
          </table:table-cell>
          <table:table-cell table:formula="of:=COS([.A40])" office:value-type="float" office:value="-0.370180831351286">
            <text:p>-0.3701808314</text:p>
          </table:table-cell>
          <table:table-cell table:formula="of:=RAND()" office:value-type="float" office:value="0.9832763671875">
            <text:p>0.9832763672</text:p>
          </table:table-cell>
          <table:table-cell table:formula="of:=[.D40]*0.25" office:value-type="float" office:value="0.245819091796875">
            <text:p>0.2458190918</text:p>
          </table:table-cell>
          <table:table-cell table:formula="of:=[.E40]+[.B40]" office:value-type="float" office:value="1.17477880680074">
            <text:p>1.1747788068</text:p>
          </table:table-cell>
          <table:table-cell table:formula="of:=[.E40]+[.C40]" office:value-type="float" office:value="-0.124361739554411">
            <text:p>-0.124361739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SIN([.A41])" office:value-type="float" office:value="0.909297426825682">
            <text:p>0.9092974268</text:p>
          </table:table-cell>
          <table:table-cell table:formula="of:=COS([.A41])" office:value-type="float" office:value="-0.416146836547141">
            <text:p>-0.4161468365</text:p>
          </table:table-cell>
          <table:table-cell table:formula="of:=RAND()" office:value-type="float" office:value="0.791778564453125">
            <text:p>0.7917785645</text:p>
          </table:table-cell>
          <table:table-cell table:formula="of:=[.D41]*0.25" office:value-type="float" office:value="0.197944641113281">
            <text:p>0.1979446411</text:p>
          </table:table-cell>
          <table:table-cell table:formula="of:=[.E41]+[.B41]" office:value-type="float" office:value="1.10724206793896">
            <text:p>1.1072420679</text:p>
          </table:table-cell>
          <table:table-cell table:formula="of:=[.E41]+[.C41]" office:value-type="float" office:value="-0.21820219543386">
            <text:p>-0.2182021954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table:formula="of:=SIN([.A42])" office:value-type="float" office:value="0.887362368633376">
            <text:p>0.8873623686</text:p>
          </table:table-cell>
          <table:table-cell table:formula="of:=COS([.A42])" office:value-type="float" office:value="-0.461072691376712">
            <text:p>-0.4610726914</text:p>
          </table:table-cell>
          <table:table-cell table:formula="of:=RAND()" office:value-type="float" office:value="0.2598876953125">
            <text:p>0.2598876953</text:p>
          </table:table-cell>
          <table:table-cell table:formula="of:=[.D42]*0.25" office:value-type="float" office:value="0.064971923828125">
            <text:p>0.0649719238</text:p>
          </table:table-cell>
          <table:table-cell table:formula="of:=[.E42]+[.B42]" office:value-type="float" office:value="0.952334292461501">
            <text:p>0.9523342925</text:p>
          </table:table-cell>
          <table:table-cell table:formula="of:=[.E42]+[.C42]" office:value-type="float" office:value="-0.396100767548587">
            <text:p>-0.3961007675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table:formula="of:=SIN([.A43])" office:value-type="float" office:value="0.863209366648874">
            <text:p>0.8632093666</text:p>
          </table:table-cell>
          <table:table-cell table:formula="of:=COS([.A43])" office:value-type="float" office:value="-0.504846104599856">
            <text:p>-0.5048461046</text:p>
          </table:table-cell>
          <table:table-cell table:formula="of:=RAND()" office:value-type="float" office:value="0.0335693359375">
            <text:p>0.0335693359</text:p>
          </table:table-cell>
          <table:table-cell table:formula="of:=[.D43]*0.25" office:value-type="float" office:value="0.008392333984375">
            <text:p>0.008392334</text:p>
          </table:table-cell>
          <table:table-cell table:formula="of:=[.E43]+[.B43]" office:value-type="float" office:value="0.871601700633249">
            <text:p>0.8716017006</text:p>
          </table:table-cell>
          <table:table-cell table:formula="of:=[.E43]+[.C43]" office:value-type="float" office:value="-0.496453770615481">
            <text:p>-0.4964537706</text:p>
          </table:table-cell>
        </table:table-row>
        <table:table-row table:style-name="ro1">
          <table:table-cell office:value-type="float" office:value="2.15">
            <text:p>2.15</text:p>
          </table:table-cell>
          <table:table-cell table:formula="of:=SIN([.A44])" office:value-type="float" office:value="0.836898790798498">
            <text:p>0.8368987908</text:p>
          </table:table-cell>
          <table:table-cell table:formula="of:=COS([.A44])" office:value-type="float" office:value="-0.54735766548027">
            <text:p>-0.5473576655</text:p>
          </table:table-cell>
          <table:table-cell table:formula="of:=RAND()" office:value-type="float" office:value="0.1019287109375">
            <text:p>0.1019287109</text:p>
          </table:table-cell>
          <table:table-cell table:formula="of:=[.D44]*0.25" office:value-type="float" office:value="0.025482177734375">
            <text:p>0.0254821777</text:p>
          </table:table-cell>
          <table:table-cell table:formula="of:=[.E44]+[.B44]" office:value-type="float" office:value="0.862380968532873">
            <text:p>0.8623809685</text:p>
          </table:table-cell>
          <table:table-cell table:formula="of:=[.E44]+[.C44]" office:value-type="float" office:value="-0.521875487745895">
            <text:p>-0.5218754877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table:formula="of:=SIN([.A45])" office:value-type="float" office:value="0.808496403819591">
            <text:p>0.8084964038</text:p>
          </table:table-cell>
          <table:table-cell table:formula="of:=COS([.A45])" office:value-type="float" office:value="-0.588501117255344">
            <text:p>-0.5885011173</text:p>
          </table:table-cell>
          <table:table-cell table:formula="of:=RAND()" office:value-type="float" office:value="0.458526611328125">
            <text:p>0.4585266113</text:p>
          </table:table-cell>
          <table:table-cell table:formula="of:=[.D45]*0.25" office:value-type="float" office:value="0.114631652832031">
            <text:p>0.1146316528</text:p>
          </table:table-cell>
          <table:table-cell table:formula="of:=[.E45]+[.B45]" office:value-type="float" office:value="0.923128056651622">
            <text:p>0.9231280567</text:p>
          </table:table-cell>
          <table:table-cell table:formula="of:=[.E45]+[.C45]" office:value-type="float" office:value="-0.473869464423313">
            <text:p>-0.4738694644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table:formula="of:=SIN([.A46])" office:value-type="float" office:value="0.778073196887922">
            <text:p>0.7780731969</text:p>
          </table:table-cell>
          <table:table-cell table:formula="of:=COS([.A46])" office:value-type="float" office:value="-0.628173622722738">
            <text:p>-0.6281736227</text:p>
          </table:table-cell>
          <table:table-cell table:formula="of:=RAND()" office:value-type="float" office:value="0.013702392578125">
            <text:p>0.0137023926</text:p>
          </table:table-cell>
          <table:table-cell table:formula="of:=[.D46]*0.25" office:value-type="float" office:value="0.00342559814453125">
            <text:p>0.0034255981</text:p>
          </table:table-cell>
          <table:table-cell table:formula="of:=[.E46]+[.B46]" office:value-type="float" office:value="0.781498795032454">
            <text:p>0.781498795</text:p>
          </table:table-cell>
          <table:table-cell table:formula="of:=[.E46]+[.C46]" office:value-type="float" office:value="-0.624748024578206">
            <text:p>-0.6247480246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table:formula="of:=SIN([.A47])" office:value-type="float" office:value="0.745705212176721">
            <text:p>0.7457052122</text:p>
          </table:table-cell>
          <table:table-cell table:formula="of:=COS([.A47])" office:value-type="float" office:value="-0.666276021279823">
            <text:p>-0.6662760213</text:p>
          </table:table-cell>
          <table:table-cell table:formula="of:=RAND()" office:value-type="float" office:value="0.043243408203125">
            <text:p>0.0432434082</text:p>
          </table:table-cell>
          <table:table-cell table:formula="of:=[.D47]*0.25" office:value-type="float" office:value="0.0108108520507813">
            <text:p>0.0108108521</text:p>
          </table:table-cell>
          <table:table-cell table:formula="of:=[.E47]+[.B47]" office:value-type="float" office:value="0.756516064227502">
            <text:p>0.7565160642</text:p>
          </table:table-cell>
          <table:table-cell table:formula="of:=[.E47]+[.C47]" office:value-type="float" office:value="-0.655465169229042">
            <text:p>-0.6554651692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table:formula="of:=SIN([.A48])" office:value-type="float" office:value="0.711473352790846">
            <text:p>0.7114733528</text:p>
          </table:table-cell>
          <table:table-cell table:formula="of:=COS([.A48])" office:value-type="float" office:value="-0.702713076773553">
            <text:p>-0.7027130768</text:p>
          </table:table-cell>
          <table:table-cell table:formula="of:=RAND()" office:value-type="float" office:value="0.65997314453125">
            <text:p>0.6599731445</text:p>
          </table:table-cell>
          <table:table-cell table:formula="of:=[.D48]*0.25" office:value-type="float" office:value="0.164993286132813">
            <text:p>0.1649932861</text:p>
          </table:table-cell>
          <table:table-cell table:formula="of:=[.E48]+[.B48]" office:value-type="float" office:value="0.876466638923658">
            <text:p>0.8764666389</text:p>
          </table:table-cell>
          <table:table-cell table:formula="of:=[.E48]+[.C48]" office:value-type="float" office:value="-0.53771979064074">
            <text:p>-0.5377197906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table:formula="of:=SIN([.A49])" office:value-type="float" office:value="0.675463180551152">
            <text:p>0.6754631806</text:p>
          </table:table-cell>
          <table:table-cell table:formula="of:=COS([.A49])" office:value-type="float" office:value="-0.737393715541244">
            <text:p>-0.7373937155</text:p>
          </table:table-cell>
          <table:table-cell table:formula="of:=RAND()" office:value-type="float" office:value="0.82208251953125">
            <text:p>0.8220825195</text:p>
          </table:table-cell>
          <table:table-cell table:formula="of:=[.D49]*0.25" office:value-type="float" office:value="0.205520629882812">
            <text:p>0.2055206299</text:p>
          </table:table-cell>
          <table:table-cell table:formula="of:=[.E49]+[.B49]" office:value-type="float" office:value="0.880983810433965">
            <text:p>0.8809838104</text:p>
          </table:table-cell>
          <table:table-cell table:formula="of:=[.E49]+[.C49]" office:value-type="float" office:value="-0.531873085658432">
            <text:p>-0.5318730857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table:formula="of:=SIN([.A50])" office:value-type="float" office:value="0.637764702134505">
            <text:p>0.6377647021</text:p>
          </table:table-cell>
          <table:table-cell table:formula="of:=COS([.A50])" office:value-type="float" office:value="-0.770231254047306">
            <text:p>-0.770231254</text:p>
          </table:table-cell>
          <table:table-cell table:formula="of:=RAND()" office:value-type="float" office:value="0.41357421875">
            <text:p>0.4135742188</text:p>
          </table:table-cell>
          <table:table-cell table:formula="of:=[.D50]*0.25" office:value-type="float" office:value="0.1033935546875">
            <text:p>0.1033935547</text:p>
          </table:table-cell>
          <table:table-cell table:formula="of:=[.E50]+[.B50]" office:value-type="float" office:value="0.741158256822005">
            <text:p>0.7411582568</text:p>
          </table:table-cell>
          <table:table-cell table:formula="of:=[.E50]+[.C50]" office:value-type="float" office:value="-0.666837699359806">
            <text:p>-0.666837699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table:formula="of:=SIN([.A51])" office:value-type="float" office:value="0.598472144103958">
            <text:p>0.5984721441</text:p>
          </table:table-cell>
          <table:table-cell table:formula="of:=COS([.A51])" office:value-type="float" office:value="-0.801143615546933">
            <text:p>-0.8011436155</text:p>
          </table:table-cell>
          <table:table-cell table:formula="of:=RAND()" office:value-type="float" office:value="0.561492919921875">
            <text:p>0.5614929199</text:p>
          </table:table-cell>
          <table:table-cell table:formula="of:=[.D51]*0.25" office:value-type="float" office:value="0.140373229980469">
            <text:p>0.14037323</text:p>
          </table:table-cell>
          <table:table-cell table:formula="of:=[.E51]+[.B51]" office:value-type="float" office:value="0.738845374084427">
            <text:p>0.7388453741</text:p>
          </table:table-cell>
          <table:table-cell table:formula="of:=[.E51]+[.C51]" office:value-type="float" office:value="-0.660770385566464">
            <text:p>-0.6607703856</text:p>
          </table:table-cell>
        </table:table-row>
        <table:table-row table:style-name="ro1">
          <table:table-cell office:value-type="float" office:value="2.55">
            <text:p>2.55</text:p>
          </table:table-cell>
          <table:table-cell table:formula="of:=SIN([.A52])" office:value-type="float" office:value="0.557683717391418">
            <text:p>0.5576837174</text:p>
          </table:table-cell>
          <table:table-cell table:formula="of:=COS([.A52])" office:value-type="float" office:value="-0.830053535235221">
            <text:p>-0.8300535352</text:p>
          </table:table-cell>
          <table:table-cell table:formula="of:=RAND()" office:value-type="float" office:value="0.38311767578125">
            <text:p>0.3831176758</text:p>
          </table:table-cell>
          <table:table-cell table:formula="of:=[.D52]*0.25" office:value-type="float" office:value="0.0957794189453125">
            <text:p>0.0957794189</text:p>
          </table:table-cell>
          <table:table-cell table:formula="of:=[.E52]+[.B52]" office:value-type="float" office:value="0.653463136336731">
            <text:p>0.6534631363</text:p>
          </table:table-cell>
          <table:table-cell table:formula="of:=[.E52]+[.C52]" office:value-type="float" office:value="-0.734274116289909">
            <text:p>-0.7342741163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table:formula="of:=SIN([.A53])" office:value-type="float" office:value="0.515501371821466">
            <text:p>0.5155013718</text:p>
          </table:table-cell>
          <table:table-cell table:formula="of:=COS([.A53])" office:value-type="float" office:value="-0.856888753368946">
            <text:p>-0.8568887534</text:p>
          </table:table-cell>
          <table:table-cell table:formula="of:=RAND()" office:value-type="float" office:value="0.524139404296875">
            <text:p>0.5241394043</text:p>
          </table:table-cell>
          <table:table-cell table:formula="of:=[.D53]*0.25" office:value-type="float" office:value="0.131034851074219">
            <text:p>0.1310348511</text:p>
          </table:table-cell>
          <table:table-cell table:formula="of:=[.E53]+[.B53]" office:value-type="float" office:value="0.646536222895685">
            <text:p>0.6465362229</text:p>
          </table:table-cell>
          <table:table-cell table:formula="of:=[.E53]+[.C53]" office:value-type="float" office:value="-0.725853902294727">
            <text:p>-0.7258539023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table:formula="of:=SIN([.A54])" office:value-type="float" office:value="0.472030541289885">
            <text:p>0.4720305413</text:p>
          </table:table-cell>
          <table:table-cell table:formula="of:=COS([.A54])" office:value-type="float" office:value="-0.881582195878285">
            <text:p>-0.8815821959</text:p>
          </table:table-cell>
          <table:table-cell table:formula="of:=RAND()" office:value-type="float" office:value="0.57781982421875">
            <text:p>0.5778198242</text:p>
          </table:table-cell>
          <table:table-cell table:formula="of:=[.D54]*0.25" office:value-type="float" office:value="0.144454956054688">
            <text:p>0.1444549561</text:p>
          </table:table-cell>
          <table:table-cell table:formula="of:=[.E54]+[.B54]" office:value-type="float" office:value="0.616485497344572">
            <text:p>0.6164854973</text:p>
          </table:table-cell>
          <table:table-cell table:formula="of:=[.E54]+[.C54]" office:value-type="float" office:value="-0.737127239823597">
            <text:p>-0.7371272398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table:formula="of:=SIN([.A55])" office:value-type="float" office:value="0.427379880233832">
            <text:p>0.4273798802</text:p>
          </table:table-cell>
          <table:table-cell table:formula="of:=COS([.A55])" office:value-type="float" office:value="-0.90407214201706">
            <text:p>-0.904072142</text:p>
          </table:table-cell>
          <table:table-cell table:formula="of:=RAND()" office:value-type="float" office:value="0.603118896484375">
            <text:p>0.6031188965</text:p>
          </table:table-cell>
          <table:table-cell table:formula="of:=[.D55]*0.25" office:value-type="float" office:value="0.150779724121094">
            <text:p>0.1507797241</text:p>
          </table:table-cell>
          <table:table-cell table:formula="of:=[.E55]+[.B55]" office:value-type="float" office:value="0.578159604354926">
            <text:p>0.5781596044</text:p>
          </table:table-cell>
          <table:table-cell table:formula="of:=[.E55]+[.C55]" office:value-type="float" office:value="-0.753292417895967">
            <text:p>-0.7532924179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table:formula="of:=SIN([.A56])" office:value-type="float" office:value="0.381660992052334">
            <text:p>0.3816609921</text:p>
          </table:table-cell>
          <table:table-cell table:formula="of:=COS([.A56])" office:value-type="float" office:value="-0.924302378632463">
            <text:p>-0.9243023786</text:p>
          </table:table-cell>
          <table:table-cell table:formula="of:=RAND()" office:value-type="float" office:value="0.618011474609375">
            <text:p>0.6180114746</text:p>
          </table:table-cell>
          <table:table-cell table:formula="of:=[.D56]*0.25" office:value-type="float" office:value="0.154502868652344">
            <text:p>0.1545028687</text:p>
          </table:table-cell>
          <table:table-cell table:formula="of:=[.E56]+[.B56]" office:value-type="float" office:value="0.536163860704678">
            <text:p>0.5361638607</text:p>
          </table:table-cell>
          <table:table-cell table:formula="of:=[.E56]+[.C56]" office:value-type="float" office:value="-0.769799509980119">
            <text:p>-0.76979951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table:formula="of:=SIN([.A57])" office:value-type="float" office:value="0.334988150155907">
            <text:p>0.3349881502</text:p>
          </table:table-cell>
          <table:table-cell table:formula="of:=COS([.A57])" office:value-type="float" office:value="-0.942222340668657">
            <text:p>-0.9422223407</text:p>
          </table:table-cell>
          <table:table-cell table:formula="of:=RAND()" office:value-type="float" office:value="0.851348876953125">
            <text:p>0.851348877</text:p>
          </table:table-cell>
          <table:table-cell table:formula="of:=[.D57]*0.25" office:value-type="float" office:value="0.212837219238281">
            <text:p>0.2128372192</text:p>
          </table:table-cell>
          <table:table-cell table:formula="of:=[.E57]+[.B57]" office:value-type="float" office:value="0.547825369394188">
            <text:p>0.5478253694</text:p>
          </table:table-cell>
          <table:table-cell table:formula="of:=[.E57]+[.C57]" office:value-type="float" office:value="-0.729385121430376">
            <text:p>-0.7293851214</text:p>
          </table:table-cell>
        </table:table-row>
        <table:table-row table:style-name="ro1">
          <table:table-cell office:value-type="float" office:value="2.85">
            <text:p>2.85</text:p>
          </table:table-cell>
          <table:table-cell table:formula="of:=SIN([.A58])" office:value-type="float" office:value="0.287478012342547">
            <text:p>0.2874780123</text:p>
          </table:table-cell>
          <table:table-cell table:formula="of:=COS([.A58])" office:value-type="float" office:value="-0.957787237553089">
            <text:p>-0.9577872376</text:p>
          </table:table-cell>
          <table:table-cell table:formula="of:=RAND()" office:value-type="float" office:value="0.1666259765625">
            <text:p>0.1666259766</text:p>
          </table:table-cell>
          <table:table-cell table:formula="of:=[.D58]*0.25" office:value-type="float" office:value="0.041656494140625">
            <text:p>0.0416564941</text:p>
          </table:table-cell>
          <table:table-cell table:formula="of:=[.E58]+[.B58]" office:value-type="float" office:value="0.329134506483172">
            <text:p>0.3291345065</text:p>
          </table:table-cell>
          <table:table-cell table:formula="of:=[.E58]+[.C58]" office:value-type="float" office:value="-0.916130743412464">
            <text:p>-0.9161307434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table:formula="of:=SIN([.A59])" office:value-type="float" office:value="0.239249329213985">
            <text:p>0.2392493292</text:p>
          </table:table-cell>
          <table:table-cell table:formula="of:=COS([.A59])" office:value-type="float" office:value="-0.97095816514959">
            <text:p>-0.9709581651</text:p>
          </table:table-cell>
          <table:table-cell table:formula="of:=RAND()" office:value-type="float" office:value="0.127471923828125">
            <text:p>0.1274719238</text:p>
          </table:table-cell>
          <table:table-cell table:formula="of:=[.D59]*0.25" office:value-type="float" office:value="0.0318679809570312">
            <text:p>0.031867981</text:p>
          </table:table-cell>
          <table:table-cell table:formula="of:=[.E59]+[.B59]" office:value-type="float" office:value="0.271117310171016">
            <text:p>0.2711173102</text:p>
          </table:table-cell>
          <table:table-cell table:formula="of:=[.E59]+[.C59]" office:value-type="float" office:value="-0.939090184192559">
            <text:p>-0.9390901842</text:p>
          </table:table-cell>
        </table:table-row>
        <table:table-row table:style-name="ro1">
          <table:table-cell office:value-type="float" office:value="2.95">
            <text:p>2.95</text:p>
          </table:table-cell>
          <table:table-cell table:formula="of:=SIN([.A60])" office:value-type="float" office:value="0.19042264736103">
            <text:p>0.1904226474</text:p>
          </table:table-cell>
          <table:table-cell table:formula="of:=COS([.A60])" office:value-type="float" office:value="-0.981702202998454">
            <text:p>-0.981702203</text:p>
          </table:table-cell>
          <table:table-cell table:formula="of:=RAND()" office:value-type="float" office:value="0.166900634765625">
            <text:p>0.1669006348</text:p>
          </table:table-cell>
          <table:table-cell table:formula="of:=[.D60]*0.25" office:value-type="float" office:value="0.0417251586914063">
            <text:p>0.0417251587</text:p>
          </table:table-cell>
          <table:table-cell table:formula="of:=[.E60]+[.B60]" office:value-type="float" office:value="0.232147806052436">
            <text:p>0.2321478061</text:p>
          </table:table-cell>
          <table:table-cell table:formula="of:=[.E60]+[.C60]" office:value-type="float" office:value="-0.939977044307047">
            <text:p>-0.939977044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SIN([.A61])" office:value-type="float" office:value="0.14112000805987">
            <text:p>0.1411200081</text:p>
          </table:table-cell>
          <table:table-cell table:formula="of:=COS([.A61])" office:value-type="float" office:value="-0.989992496600445">
            <text:p>-0.9899924966</text:p>
          </table:table-cell>
          <table:table-cell table:formula="of:=RAND()" office:value-type="float" office:value="0.856353759765625">
            <text:p>0.8563537598</text:p>
          </table:table-cell>
          <table:table-cell table:formula="of:=[.D61]*0.25" office:value-type="float" office:value="0.214088439941406">
            <text:p>0.2140884399</text:p>
          </table:table-cell>
          <table:table-cell table:formula="of:=[.E61]+[.B61]" office:value-type="float" office:value="0.355208448001276">
            <text:p>0.355208448</text:p>
          </table:table-cell>
          <table:table-cell table:formula="of:=[.E61]+[.C61]" office:value-type="float" office:value="-0.775904056659039">
            <text:p>-0.7759040567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table:formula="of:=SIN([.A62])" office:value-type="float" office:value="0.0914646422324399">
            <text:p>0.0914646422</text:p>
          </table:table-cell>
          <table:table-cell table:formula="of:=COS([.A62])" office:value-type="float" office:value="-0.995808324539061">
            <text:p>-0.9958083245</text:p>
          </table:table-cell>
          <table:table-cell table:formula="of:=RAND()" office:value-type="float" office:value="0.14349365234375">
            <text:p>0.1434936523</text:p>
          </table:table-cell>
          <table:table-cell table:formula="of:=[.D62]*0.25" office:value-type="float" office:value="0.0358734130859375">
            <text:p>0.0358734131</text:p>
          </table:table-cell>
          <table:table-cell table:formula="of:=[.E62]+[.B62]" office:value-type="float" office:value="0.127338055318377">
            <text:p>0.1273380553</text:p>
          </table:table-cell>
          <table:table-cell table:formula="of:=[.E62]+[.C62]" office:value-type="float" office:value="-0.959934911453123">
            <text:p>-0.9599349115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table:formula="of:=SIN([.A63])" office:value-type="float" office:value="0.0415806624332932">
            <text:p>0.0415806624</text:p>
          </table:table-cell>
          <table:table-cell table:formula="of:=COS([.A63])" office:value-type="float" office:value="-0.999135150273279">
            <text:p>-0.9991351503</text:p>
          </table:table-cell>
          <table:table-cell table:formula="of:=RAND()" office:value-type="float" office:value="0.379241943359375">
            <text:p>0.3792419434</text:p>
          </table:table-cell>
          <table:table-cell table:formula="of:=[.D63]*0.25" office:value-type="float" office:value="0.0948104858398438">
            <text:p>0.0948104858</text:p>
          </table:table-cell>
          <table:table-cell table:formula="of:=[.E63]+[.B63]" office:value-type="float" office:value="0.136391148273137">
            <text:p>0.1363911483</text:p>
          </table:table-cell>
          <table:table-cell table:formula="of:=[.E63]+[.C63]" office:value-type="float" office:value="-0.904324664433436">
            <text:p>-0.9043246644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table:formula="of:=SIN([.A64])" office:value-type="float" office:value="-0.00840724736714595">
            <text:p>-0.0084072474</text:p>
          </table:table-cell>
          <table:table-cell table:formula="of:=COS([.A64])" office:value-type="float" office:value="-0.999964658471342">
            <text:p>-0.9999646585</text:p>
          </table:table-cell>
          <table:table-cell table:formula="of:=RAND()" office:value-type="float" office:value="0.389862060546875">
            <text:p>0.3898620605</text:p>
          </table:table-cell>
          <table:table-cell table:formula="of:=[.D64]*0.25" office:value-type="float" office:value="0.0974655151367188">
            <text:p>0.0974655151</text:p>
          </table:table-cell>
          <table:table-cell table:formula="of:=[.E64]+[.B64]" office:value-type="float" office:value="0.0890582677695728">
            <text:p>0.0890582678</text:p>
          </table:table-cell>
          <table:table-cell table:formula="of:=[.E64]+[.C64]" office:value-type="float" office:value="-0.902499143334623">
            <text:p>-0.9024991433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7/19/2012</text:date>, <text:time>21:0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 Hester</meta:initial-creator>
    <meta:creation-date>2012-07-19T20:59:49.90</meta:creation-date>
    <dc:date>2012-07-19T21:04:09.82</dc:date>
    <dc:creator>Zac Hester</dc:creator>
    <meta:editing-duration>PT4M20S</meta:editing-duration>
    <meta:editing-cycles>1</meta:editing-cycles>
    <meta:document-statistic meta:table-count="3" meta:cell-count="448" meta:object-count="0"/>
    <meta:generator>OpenOffice.org/3.3$Win32 OpenOffice.org_project/330m20$Build-9567</meta:generator>
  </office:meta>
</office:document-meta>
</file>